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text-properties officeooo:rsid="00091701" officeooo:paragraph-rsid="00091701"/>
    </style:style>
    <style:style style:name="P3" style:family="paragraph" style:parent-style-name="Text_20_body" style:list-style-name="L3">
      <style:paragraph-properties fo:text-align="justify" style:justify-single-word="false"/>
      <style:text-properties fo:font-style="italic" officeooo:rsid="000ad260" officeooo:paragraph-rsid="000ad260" style:font-style-asian="italic" style:font-style-complex="italic"/>
    </style:style>
    <style:style style:name="P4" style:family="paragraph" style:parent-style-name="Text_20_body" style:list-style-name="L3">
      <style:paragraph-properties fo:text-align="justify" style:justify-single-word="false"/>
      <style:text-properties fo:font-style="italic" style:font-style-asian="italic" style:font-style-complex="italic"/>
    </style:style>
    <style:style style:name="P5" style:family="paragraph" style:parent-style-name="Text_20_body">
      <style:paragraph-properties fo:text-align="justify" style:justify-single-word="false"/>
      <style:text-properties officeooo:rsid="000ad260" officeooo:paragraph-rsid="000ad260"/>
    </style:style>
    <style:style style:name="P6" style:family="paragraph" style:parent-style-name="Text_20_body" style:list-style-name="L3">
      <style:paragraph-properties fo:text-align="justify" style:justify-single-word="false"/>
      <style:text-properties officeooo:rsid="000ad260" officeooo:paragraph-rsid="000ad260"/>
    </style:style>
    <style:style style:name="P7" style:family="paragraph" style:parent-style-name="Text_20_body">
      <style:paragraph-properties fo:text-align="justify" style:justify-single-word="false"/>
      <style:text-properties officeooo:rsid="000b0c0e" officeooo:paragraph-rsid="000b0c0e"/>
    </style:style>
    <style:style style:name="P8" style:family="paragraph" style:parent-style-name="Text_20_body" style:list-style-name="L3">
      <style:paragraph-properties fo:text-align="justify" style:justify-single-word="false"/>
      <style:text-properties officeooo:rsid="000b0c0e" officeooo:paragraph-rsid="000b0c0e"/>
    </style:style>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T1" style:family="text">
      <style:text-properties officeooo:rsid="0009170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91701" style:font-style-asian="normal" style:font-style-complex="normal"/>
    </style:style>
    <style:style style:name="T5" style:family="text">
      <style:text-properties fo:font-style="normal" officeooo:rsid="000ad260" style:font-style-asian="normal" style:font-style-complex="normal"/>
    </style:style>
    <style:style style:name="T6" style:family="text">
      <style:text-properties officeooo:rsid="000ad26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SN simulator</text:p>
      <text:p text:style-name="P9">A Wireless Sensor Network simulator in Python and C++ (via SWIG).</text:p>
      <text:p text:style-name="P9">It basically simulates the communication among nodes and communication with the base station. It has a energy model that helps estimates the network lifetime. It has some pre-defined scenarios (including clustering techniques):</text:p>
      <text:list xml:id="list1565810301" text:style-name="L1">
        <text:list-item>
          <text:p text:style-name="P10">Direct Communication (from nodes directly to the base station);</text:p>
        </text:list-item>
        <text:list-item>
          <text:p text:style-name="P10">MTE (M. Ettus. System Capacity, Latency, and Power Consumption in Multihop-routed SS-CDMA Wireless Networks. In Radio and Wireless Conference (RAWCON 98), pages 55–58, Aug. 1998)</text:p>
        </text:list-item>
        <text:list-item>
          <text:p text:style-name="P10">LEACH (W. Heinzelman, A. Chandrakasan, and H. Balakrishnan, Energy-efficient communication protocols for wireless sensor networks, In Proceedings of the 33rd Annual Hawaii International Conference on System Sciences (HICSS), Hawaii, USA, January 2000.)</text:p>
        </text:list-item>
        <text:list-item>
          <text:p text:style-name="P10">FCM (D. C. Hoang, R. Kumar and S. K. Panda, "Fuzzy C-Means clustering protocol for Wireless Sensor Networks," 2010 IEEE International Symposium on Industrial Electronics, Bari, 2010, pp. 3477-3482.)</text:p>
        </text:list-item>
      </text:list>
      <text:p text:style-name="P9">It also implements a modified version of PSO (Particle Swarm Optimization) in order to schedule sleeping slots to every node at every communication round. <text:s/>This implementation is based on (C. Yu, W. Guo and G. Chen, "Energy-balanced Sleep Scheduling Based on Particle Swarm Optimization in Wireless Sensor Network," 2012 IEEE 26th International Parallel and Distributed Processing Symposium Workshops &amp; PhD Forum, Shanghai, 2012, pp. 1249-1255.), but contains improvements, specially concerning the learning of better solutions.</text:p>
      <text:h text:style-name="P1" text:outline-level="1"><text:bookmark text:name="user-content-running-it"/>Running it</text:h>
      <text:p text:style-name="P9">1 - Choose your settings in the configuration file (config.py)</text:p>
      <text:p text:style-name="P9">2 - python setup.py build_ext --inplace</text:p>
      <text:p text:style-name="P9">3 - python run.py</text:p>
      <text:h text:style-name="P1" text:outline-level="1"><text:bookmark text:name="user-content-requirements"/>Requirements</text:h>
      <text:p text:style-name="P9">All non-trivial requirements (the ones you cannot get via pip install) are inside this repository. <text:span text:style-name="T1">Trivial requirements include:</text:span></text:p>
      <text:list xml:id="list516430693" text:style-name="L2">
        <text:list-item>
          <text:p text:style-name="P11"><text:span text:style-name="T2">matplotlib</text:span> for plotting graphics</text:p>
        </text:list-item>
        <text:list-item>
          <text:p text:style-name="P11"><text:span text:style-name="T2">numpy</text:span> for array manipulation and operations</text:p>
        </text:list-item>
        <text:list-item>
          <text:p text:style-name="P11"><text:span text:style-name="T2">logging</text:span> for improved printing (warnings, errors, running information)</text:p>
        </text:list-item>
        <text:list-item>
          <text:p text:style-name="P11"><text:soft-page-break/><text:span text:style-name="T2">inspect</text:span> (for debugging)</text:p>
        </text:list-item>
        <text:list-item>
          <text:p text:style-name="P11"><text:span text:style-name="T2">multiprocessing</text:span> (disabled) for reducing simulation time</text:p>
        </text:list-item>
      </text:list>
      <text:p text:style-name="P2"/>
      <text:h text:style-name="P1" text:outline-level="1">Code structure</text:h>
      <text:p text:style-name="P9">Code is structured as follows:</text:p>
      <text:list xml:id="list259136608" text:style-name="L3">
        <text:list-item>
          <text:p text:style-name="P12">/<text:span text:style-name="T1">python contains all python modules and classes</text:span></text:p>
          <text:list>
            <text:list-item>
              <text:p text:style-name="P4"><text:span text:style-name="T1">/python</text:span><text:span text:style-name="T4">/network/ contains classes that model the energy source, the network, each node and the aggregation models</text:span></text:p>
              <text:list>
                <text:list-item>
                  <text:p text:style-name="P3"><text:span text:style-name="T4">e</text:span><text:span text:style-name="T3">nergy_source.py models battery and “plugged in” sources.</text:span></text:p>
                </text:list-item>
                <text:list-item>
                  <text:p text:style-name="P3"><text:span text:style-name="T3">network.py models the network, which is basically a list of nodes.</text:span></text:p>
                </text:list-item>
                <text:list-item>
                  <text:p text:style-name="P3"><text:span text:style-name="T3">node.py represent every node in the network and contains an energy source.</text:span></text:p>
                </text:list-item>
                <text:list-item>
                  <text:p text:style-name="P3"><text:span text:style-name="T3">aggregation_model.py offers different aggregations models (from zero cost to total cost).</text:span></text:p>
                </text:list-item>
              </text:list>
            </text:list-item>
            <text:list-item>
              <text:p text:style-name="P4"><text:span text:style-name="T1">/python</text:span><text:span text:style-name="T4">/</text:span><text:span text:style-name="T5">routing/ contains classes that model all routing protocols: fcm, mte, leach and direct communication. It also contains code for running Dijkstra’s path (used in MTE) and a file named prioridict.py that is also used for MTE. The file routing_protocol.py contains a class that is extended by all routing protocols and that define a common interface for these protocols (this way the network code that uses these protocols can be generic and not different for each protocol).</text:span></text:p>
              <text:list>
                <text:list-item>
                  <text:p text:style-name="P3"><text:span text:style-name="T3">dijkstra.py implements Dijkstra’s path.</text:span></text:p>
                </text:list-item>
                <text:list-item>
                  <text:p text:style-name="P3"><text:span text:style-name="T3">direct_communication.py implements DC.</text:span></text:p>
                </text:list-item>
                <text:list-item>
                  <text:p text:style-name="P3"><text:span text:style-name="T3">fcm.py implements FCM protocol.</text:span></text:p>
                </text:list-item>
                <text:list-item>
                  <text:p text:style-name="P3"><text:span text:style-name="T3">mte.py implements MTE protocol.</text:span></text:p>
                </text:list-item>
                <text:list-item>
                  <text:p text:style-name="P3"><text:span text:style-name="T3">peach.py implements LEACH protocol.</text:span></text:p>
                </text:list-item>
                <text:list-item>
                  <text:p text:style-name="P3"><text:span text:style-name="T3">prioridict.py is used by dijkstra.py to describe the cost graph.</text:span></text:p>
                </text:list-item>
                <text:list-item>
                  <text:p text:style-name="P3"><text:span text:style-name="T3">routing_protocol.py is an interface to all routing protocols.</text:span></text:p>
                </text:list-item>
              </text:list>
            </text:list-item>
            <text:list-item>
              <text:p text:style-name="P4"><text:span text:style-name="T6">/python</text:span><text:span text:style-name="T5">/sleep_scheduler/ contains a single class that represents an interface to sleep scheduling protocols. It wrapps the algorithms implemented in C++.</text:span></text:p>
              <text:list>
                <text:list-item>
                  <text:p text:style-name="P3"><text:span text:style-name="T5">s</text:span><text:span text:style-name="T3">leep_scheduler.py is the wrapper that holds c++ sleep scheduling objects.</text:span></text:p>
                </text:list-item>
              </text:list>
            </text:list-item>
            <text:list-item>
              <text:p text:style-name="P4"><text:span text:style-name="T6">/python</text:span><text:span text:style-name="T5">/utils contains the files grid.py, region.py and regions_converter.py that are used for modeling and calculating the coverage and overlapping areas. </text:span></text:p>
              <text:list>
                <text:list-item>
                  <text:p text:style-name="P3"><text:span text:style-name="T3">Grid.py represents the grid over the field.</text:span></text:p>
                </text:list-item>
                <text:list-item>
                  <text:p text:style-name="P3"><text:span text:style-name="T3">region.py represents a single region with its owners.</text:span></text:p>
                </text:list-item>
                <text:list-item>
                  <text:p text:style-name="P3"><text:soft-page-break/><text:span text:style-name="T3">regions_converter.py reads the network and convert it to regions.</text:span></text:p>
                </text:list-item>
                <text:list-item>
                  <text:p text:style-name="P3"><text:span text:style-name="T3">tracer.py stores the traces that are plotted or saved. </text:span></text:p>
                </text:list-item>
                <text:list-item>
                  <text:p text:style-name="P3"><text:span text:style-name="T3">utils.py <text:s/>contains all plot functions plus other utility functions.</text:span></text:p>
                </text:list-item>
              </text:list>
            </text:list-item>
          </text:list>
        </text:list-item>
        <text:list-item>
          <text:p text:style-name="P12">/<text:span text:style-name="T1">cc contains all c++ classes and swig interfaces.</text:span></text:p>
          <text:list>
            <text:list-item>
              <text:p text:style-name="P6">Ecca.h, ecca.cc, ecca.i: ECCA header, implementation and swing interface.</text:p>
            </text:list-item>
            <text:list-item>
              <text:p text:style-name="P6">modified_pso.h, modified_pso.cc, modified_pso.i: Modified PSO header, implementation and swing interface.</text:p>
            </text:list-item>
            <text:list-item>
              <text:p text:style-name="P6">pso.h, pso.cc, pso.i: PSO header, implementation and swing interface.</text:p>
            </text:list-item>
            <text:list-item>
              <text:p text:style-name="P6">genetic_algorithm.h, genetic_algorithm.cc, genetic_algorithm.i: Genetic algorithm header, implementation and swing interface.</text:p>
            </text:list-item>
            <text:list-item>
              <text:p text:style-name="P6">Regions.h, regions.cc: stores the regions</text:p>
            </text:list-item>
            <text:list-item>
              <text:p text:style-name="P6">individual.h, individual.cc: represent and individual in the genetic algorithm</text:p>
            </text:list-item>
            <text:list-item>
              <text:p text:style-name="P6">optimizer.h, optimizer.cc, optimizer.i: represent an optimizer. PSO, ECCA, Genetic algorithm and Modified PSO inherit from this class.</text:p>
            </text:list-item>
            <text:list-item>
              <text:p text:style-name="P8">types.h and custom_types declares some custom types.</text:p>
            </text:list-item>
          </text:list>
        </text:list-item>
        <text:list-item>
          <text:p text:style-name="P12">/<text:span text:style-name="T1">scripts contain a single python script to plot energy graphs</text:span></text:p>
        </text:list-item>
        <text:list-item>
          <text:p text:style-name="P12">/<text:span text:style-name="T1">results will be generated when run.py is called and simulation results will be stored there</text:span></text:p>
        </text:list-item>
      </text:list>
      <text:p text:style-name="Text_20_body"/>
      <text:p text:style-name="P7">config.py has no executable code and contains all configurations. It also contains a list called scenarios that stores all scenarios that are going to be simulated. It can also contain executable code to change parameters during the simulation without requiring any user interference. This file is documented and contains examples of use.</text:p>
      <text:p text:style-name="P7">Run.py has two functions: run_scenarios that run all scenarios specified at config.py and run_parameter_sweep that perform and example of code that runs the same scenarios but with different paramenters.</text:p>
      <text:p text:style-name="P5">Each file is commented and it describes its behavio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3:14:13.060303782</meta:creation-date>
    <meta:generator>LibreOffice/5.4.2.2$Linux_X86_64 LibreOffice_project/40m0$Build-2</meta:generator>
    <dc:date>2017-10-08T16:42:53.169456302</dc:date>
    <meta:editing-duration>PT5M32S</meta:editing-duration>
    <meta:editing-cycles>1</meta:editing-cycles>
    <meta:document-statistic meta:table-count="0" meta:image-count="0" meta:object-count="0" meta:page-count="3" meta:paragraph-count="57" meta:word-count="802" meta:character-count="5464" meta:non-whitespace-character-count="4759"/>
  </office:meta>
</office:document-meta>
</file>